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officeooo:paragraph-rsid="007e124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6e42e5"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2799af" officeooo:paragraph-rsid="007b7bef" style:font-size-asian="12pt" style:font-style-asian="normal" style:font-weight-asian="normal" style:font-size-complex="12pt" style:font-style-complex="normal" style:font-weight-complex="normal"/>
    </style:style>
    <style:style style:name="P6" style:family="paragraph" style:parent-style-name="Standard" style:list-style-name="L4">
      <style:paragraph-properties fo:text-align="start" style:justify-single-word="false"/>
      <style:text-properties fo:font-size="12pt" fo:font-style="normal" style:text-underline-style="none" fo:font-weight="normal" officeooo:rsid="007e7ce9" officeooo:paragraph-rsid="007e7ce9" style:font-size-asian="12pt" style:font-style-asian="normal" style:font-weight-asian="normal" style:font-size-complex="12pt" style:font-style-complex="normal" style:font-weight-complex="normal"/>
    </style:style>
    <style:style style:name="P7" style:family="paragraph" style:parent-style-name="Standard" style:list-style-name="L4">
      <style:paragraph-properties fo:text-align="start" style:justify-single-word="false"/>
      <style:text-properties fo:font-size="12pt" fo:font-style="normal" style:text-underline-style="none" fo:font-weight="normal" officeooo:rsid="0080b9a9" officeooo:paragraph-rsid="0080b9a9" style:font-size-asian="12pt" style:font-style-asian="normal" style:font-weight-asian="normal" style:font-size-complex="12pt" style:font-style-complex="normal" style:font-weight-complex="normal"/>
    </style:style>
    <style:style style:name="P8" style:family="paragraph" style:parent-style-name="Standard" style:list-style-name="L4">
      <style:paragraph-properties fo:text-align="start" style:justify-single-word="false"/>
      <style:text-properties fo:font-size="12pt" fo:font-style="normal" style:text-underline-style="none" fo:font-weight="normal" officeooo:rsid="008c820c" officeooo:paragraph-rsid="008c820c" style:font-size-asian="12pt" style:font-style-asian="normal" style:font-weight-asian="normal" style:font-size-complex="12pt" style:font-style-complex="normal" style:font-weight-complex="normal"/>
    </style:style>
    <style:style style:name="P9" style:family="paragraph" style:parent-style-name="Standard" style:list-style-name="L4">
      <style:paragraph-properties fo:text-align="start" style:justify-single-word="false"/>
      <style:text-properties fo:font-size="12pt" fo:font-style="normal" style:text-underline-style="none" fo:font-weight="normal" officeooo:rsid="008ea74a" officeooo:paragraph-rsid="008ec67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8ea74a" officeooo:paragraph-rsid="008ec67f"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901f9d" officeooo:paragraph-rsid="00901f9d" style:font-size-asian="12pt" style:font-style-asian="normal" style:font-weight-asian="normal" style:font-size-complex="12pt" style:font-style-complex="normal" style:font-weight-complex="normal"/>
    </style:style>
    <style:style style:name="P12" style:family="paragraph" style:parent-style-name="Standard" style:list-style-name="L6">
      <style:paragraph-properties fo:text-align="start" style:justify-single-word="false"/>
      <style:text-properties fo:font-size="12pt" fo:font-style="normal" style:text-underline-style="none" fo:font-weight="normal" officeooo:rsid="00909b74" officeooo:paragraph-rsid="00909b7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909b74" officeooo:paragraph-rsid="00909b74"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9b5c84" officeooo:paragraph-rsid="009b5c84"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9b5c84" officeooo:paragraph-rsid="009e6389"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9cfce5" officeooo:paragraph-rsid="009cfce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9cfce5" officeooo:paragraph-rsid="009e6389"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a46c3d" officeooo:paragraph-rsid="00a46c3d"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a76403" officeooo:paragraph-rsid="00a76403"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aad1d5" officeooo:paragraph-rsid="00aad1d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abf7c7" officeooo:paragraph-rsid="00abf7c7"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a24757" officeooo:paragraph-rsid="00a24757"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a93927" officeooo:paragraph-rsid="00a93927" style:font-size-asian="12pt" style:font-style-asian="normal" style:font-weight-asian="bold" style:font-size-complex="12pt" style:font-style-complex="normal" style:font-weight-complex="bold"/>
    </style:style>
    <style:style style:name="P24" style:family="paragraph" style:parent-style-name="Standard">
      <style:paragraph-properties fo:text-align="center" style:justify-single-word="false"/>
      <style:text-properties fo:font-size="14pt" style:font-size-asian="14pt" style:font-size-complex="14pt"/>
    </style:style>
    <style:style style:name="T1" style:family="text">
      <style:text-properties officeooo:rsid="001d8dda"/>
    </style:style>
    <style:style style:name="T2" style:family="text">
      <style:text-properties fo:font-style="italic" style:font-style-asian="italic" style:font-style-complex="italic"/>
    </style:style>
    <style:style style:name="T3" style:family="text">
      <style:text-properties fo:font-style="italic" officeooo:rsid="001d8dda" style:font-style-asian="italic" style:font-style-complex="italic"/>
    </style:style>
    <style:style style:name="T4" style:family="text">
      <style:text-properties fo:font-style="italic" officeooo:rsid="001ed60a" style:font-style-asian="italic" style:font-style-complex="italic"/>
    </style:style>
    <style:style style:name="T5" style:family="text">
      <style:text-properties fo:font-style="italic" officeooo:rsid="00906715" style:font-style-asian="italic" style:font-style-complex="italic"/>
    </style:style>
    <style:style style:name="T6" style:family="text">
      <style:text-properties officeooo:rsid="007fb77c"/>
    </style:style>
    <style:style style:name="T7" style:family="text">
      <style:text-properties officeooo:rsid="008234fa"/>
    </style:style>
    <style:style style:name="T8" style:family="text">
      <style:text-properties officeooo:rsid="008410d9"/>
    </style:style>
    <style:style style:name="T9" style:family="text">
      <style:text-properties officeooo:rsid="008916ff"/>
    </style:style>
    <style:style style:name="T10" style:family="text">
      <style:text-properties officeooo:rsid="008ae701"/>
    </style:style>
    <style:style style:name="T11" style:family="text">
      <style:text-properties officeooo:rsid="008e9467"/>
    </style:style>
    <style:style style:name="T12" style:family="text">
      <style:text-properties officeooo:rsid="008ec67f"/>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793d87" style:font-weight-asian="bold" style:font-weight-complex="bold"/>
    </style:style>
    <style:style style:name="T15" style:family="text">
      <style:text-properties officeooo:rsid="00906715"/>
    </style:style>
    <style:style style:name="T16" style:family="text">
      <style:text-properties officeooo:rsid="00919e81"/>
    </style:style>
    <style:style style:name="T17" style:family="text">
      <style:text-properties officeooo:rsid="00974226"/>
    </style:style>
    <style:style style:name="T18" style:family="text">
      <style:text-properties officeooo:rsid="0098e877"/>
    </style:style>
    <style:style style:name="T19" style:family="text">
      <style:text-properties officeooo:rsid="009c2e11"/>
    </style:style>
    <style:style style:name="T20" style:family="text">
      <style:text-properties officeooo:rsid="009cfce5"/>
    </style:style>
    <style:style style:name="T21" style:family="text">
      <style:text-properties officeooo:rsid="00a09839"/>
    </style:style>
    <style:style style:name="T22" style:family="text">
      <style:text-properties officeooo:rsid="00a764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3"/></text:p>
      <text:p text:style-name="P24"><text:span text:style-name="T13">Data Mining I – Project I</text:span><text:span text:style-name="T14">I</text:span></text:p>
      <text:p text:style-name="P1"/>
      <text:p text:style-name="P2">3.1</text:p>
      <text:p text:style-name="P4"/>
      <text:p text:style-name="P5">All results of this task were created with <text:span text:style-name="T2">plot.py</text:span> and are stored in the <text:span text:style-name="T2">Plots </text:span>folder.</text:p>
      <text:p text:style-name="P5"/>
      <text:p text:style-name="P3">The results of the boxplots lead to the following observation <text:span text:style-name="T1">(</text:span><text:span text:style-name="T3">Plots/..._boxplot.</text:span><text:span text:style-name="T4">png</text:span><text:span text:style-name="T1">)</text:span>:</text:p>
      <text:p text:style-name="P3"/>
      <text:list xml:id="list2924483744" text:style-name="L4">
        <text:list-item>
          <text:p text:style-name="P6">The Al<text:span text:style-name="T10">uminium</text:span> histogram has fairly even distributed values which are in a similar shape as the histogram of <text:span text:style-name="T6">C</text:span>a<text:span text:style-name="T9">lcium and Natrium</text:span>.</text:p>
        </text:list-item>
        <text:list-item>
          <text:p text:style-name="P7"><text:span text:style-name="T8">T</text:span>he Ba boxplots shows <text:span text:style-name="T7">that almost every</text:span> value <text:span text:style-name="T7">is assigned to the same class at the x-axis value 0. This behaviour is observed repeatedly in the Fe histogram and partly in the Mg and K histogram.</text:span></text:p>
        </text:list-item>
        <text:list-item>
          <text:p text:style-name="P8">Even <text:span text:style-name="T11">tho</text:span> Magnesium has many values assigned to 0 its boxplot shows us a fairly balanced distribution.</text:p>
        </text:list-item>
        <text:list-item>
          <text:p text:style-name="P9">The Refracted Index has a rather unbalanced distribution. <text:span text:style-name="T17">Its values are ranging from ~1.510 to 1.535, which is usually typical for glass.</text:span></text:p>
        </text:list-item>
      </text:list>
      <text:p text:style-name="P10"/>
      <text:p text:style-name="P10"><text:span text:style-name="T12">Further results are obtained by reviewing the heatmap which shows the correlation.</text:span></text:p>
      <text:p text:style-name="P11">The correlation can be found under <text:span text:style-name="T2">Plots/correlation_heatmap.png </text:span><text:span text:style-name="T15">and was created by </text:span><text:span text:style-name="T5">plot.py</text:span>.</text:p>
      <text:p text:style-name="P11"/>
      <text:list xml:id="list1839481633" text:style-name="L6">
        <text:list-item>
          <text:p text:style-name="P12">We observe a strong <text:span text:style-name="T18">correlation</text:span> between Calcium(Ca) and the Refracted Index(RI). <text:span text:style-name="T16">This indicates a dependency of one value set as the feature of the others function. We could assume that Calcium is a norm or follows RI in some way.</text:span></text:p>
        </text:list-item>
      </text:list>
      <text:p text:style-name="P13"/>
      <text:p text:style-name="P14">We <text:span text:style-name="T19">got the following value ranges:</text:span></text:p>
      <text:p text:style-name="P15"><text:tab/><text:span text:style-name="T20">RI, min: 1.51115, max: 1.53393</text:span></text:p>
      <text:p text:style-name="P17"><text:tab/>Na, min: 10.73, max: 17.38</text:p>
      <text:p text:style-name="P17"><text:tab/>Mg, min: 0.0, max: 4.49</text:p>
      <text:p text:style-name="P17"><text:tab/>Al, min: 0.29, max: 3.5</text:p>
      <text:p text:style-name="P17"><text:tab/>Si, min: 69.81, max: 75.41</text:p>
      <text:p text:style-name="P17"><text:tab/>K, min: 0.0, max: 6.21 </text:p>
      <text:p text:style-name="P17"><text:tab/>Ca, min: 5.43, max: 16.19</text:p>
      <text:p text:style-name="P17"><text:tab/>Ba, min: 0.0, max: 3.15</text:p>
      <text:p text:style-name="P17"><text:tab/>Fe, min: 0.0, max: 0.51</text:p>
      <text:p text:style-name="P16">We can handle the different ranges by performing a normalization. <text:span text:style-name="T21">By this we take each data set and map it on to one relative scale like 0.0 to 1.0. It is important that the distribution is kept and only the scale is changed. </text:span></text:p>
      <text:p text:style-name="P16"/>
      <text:p text:style-name="P22">3.2</text:p>
      <text:p text:style-name="P22"/>
      <text:p text:style-name="P18">As already described we observed a strong correlation between RI and Ca. We decided to leave out Ca, since RI has a extremly weak correlation with Ba and the other correlations from RI and Ca are not having severe outliers. <text:span text:style-name="T22">Sadly we can not further reduce the data set, because then we would possibly leave out important information.</text:span></text:p>
      <text:p text:style-name="P18"/>
      <text:p text:style-name="P19">Our new data set contains: Al, Ba, Fe, K, Mg, Na, RI, Si</text:p>
      <text:p text:style-name="P23"><text:soft-page-break/>3.3</text:p>
      <text:p text:style-name="P23"/>
      <text:p text:style-name="P20">We decided to experiment with DBScan, kMeans and MeanShift as clustering methods.</text:p>
      <text:p text:style-name="P21">All source files and results for this task are located at <text:span text:style-name="T2">Cluste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ennis Rachui<text:tab/><text:tab/>M.Nr. 3128360</text:p>
        <text:p text:style-name="Header">Malte Lucius<text:tab/><text:tab/>M.Nr. 3133220</text:p>
        <text:p text:style-name="Header">Miguel Escobar Rojas<text:tab/><text:tab/>M.Nr. 312825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2M43S</meta:editing-duration>
    <meta:editing-cycles>159</meta:editing-cycles>
    <meta:generator>LibreOffice/5.3.4.2$Windows_x86 LibreOffice_project/f82d347ccc0be322489bf7da61d7e4ad13fe2ff3</meta:generator>
    <dc:date>2017-07-26T23:14:27.076000000</dc:date>
    <meta:document-statistic meta:table-count="0" meta:image-count="0" meta:object-count="0" meta:page-count="2" meta:paragraph-count="31" meta:word-count="402" meta:character-count="2298" meta:non-whitespace-character-count="1917"/>
    <meta:user-defined meta:name="Info 1"/>
    <meta:user-defined meta:name="Info 2"/>
    <meta:user-defined meta:name="Info 3"/>
    <meta:user-defined meta:name="Info 4"/>
  </office:meta>
</office:document-meta>
</file>